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133f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// <text:span text:style-name="T1">don t forget to modify the db request</text:span></text:p>
      <text:p text:style-name="Standard">$db = new \PDO('mysql:host=mysql;port=3306;dbname=monsupersite', 'root', 'root');</text:p>
      <text:p text:style-name="Standard">$db-&gt;setAttribute(\PDO::ATTR_ERRMODE, \PDO::ERRMODE_EXCEPTION);</text:p>
      <text:p text:style-name="Standard"/>
      <text:p text:style-name="Standard"/>
      <text:p text:style-name="Standard">// <text:span text:style-name="T1">change the permission right of the errlogger</text:span></text:p>
      <text:p text:style-name="Standard">chmod -R 777 errLogger/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5:08:30.687737152</meta:creation-date>
    <meta:generator>LibreOffice/6.0.7.3$Linux_X86_64 LibreOffice_project/00m0$Build-3</meta:generator>
    <dc:date>2020-09-05T15:11:38.869686147</dc:date>
    <meta:editing-duration>PT2M</meta:editing-duration>
    <meta:editing-cycles>1</meta:editing-cycles>
    <meta:document-statistic meta:table-count="0" meta:image-count="0" meta:object-count="0" meta:page-count="1" meta:paragraph-count="5" meta:word-count="29" meta:character-count="254" meta:non-whitespace-character-count="230"/>
  </office:meta>
</office:document-meta>
</file>